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6.19pt"/>
    </style:style>
    <style:style style:name="co2" style:family="table-column">
      <style:table-column-properties fo:break-before="auto" style:column-width="286.21pt"/>
    </style:style>
    <style:style style:name="co3" style:family="table-column">
      <style:table-column-properties fo:break-before="auto" style:column-width="294.8pt"/>
    </style:style>
    <style:style style:name="co4" style:family="table-column">
      <style:table-column-properties fo:break-before="auto" style:column-width="104.34pt"/>
    </style:style>
    <style:style style:name="co5" style:family="table-column">
      <style:table-column-properties fo:break-before="auto" style:column-width="22.11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Ari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ckfigh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endly fi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nald Rea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disappointing birthday par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assy black wo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le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tiny hor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liam Shat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ding off into the suns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M. Night Shyamalan plot tw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w-fr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ly-assured destru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dophi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ve robb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ting the last known bi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tapul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or peop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getting the Alam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ust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Fo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ping her but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lligent desig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ose li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ctures of boob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<text:span text:style-name="T1">Ü</text:span>bermen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rah Pal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erican Gladiat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ting really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ient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nis env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ying the gay aw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lick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o midgets shitting into a buck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KK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ghis Kh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ystal me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fd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nger dan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op 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quille O'Neal's acting care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nc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gilante just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compens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ated bukka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ifetime of sadn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cis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warf toss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nshine and rainbo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monkey smoking a cig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sh flood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ce Armstrong's missing testic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y heav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errori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sday Lohan at 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itu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eaking out into song and d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pros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ryho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pple bl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eart of a chi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ppies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king up half-naked in a Denny's parking l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tal da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ni Morrison's vag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aint; the grundle; the fleshy fun-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ve listen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nic cleans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Little Engine That Cou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invisible h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ing 'til marri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fathomable stupid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uphoria by Calvin Kle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-gif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cannibalis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ectile dysfun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 collection of high-tech sex to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Po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te peop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 por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enn Beck convulsively vomiting as a brood of crab spiders hatches in his brain and erupts from his tear duc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 much hair g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ppuk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e-sex ice danc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ating in the Special Olympi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is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anu Reev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n Pe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ckelb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ook-s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oping back and forth. Forever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stru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ds with ass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alty surpri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Sou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violation of our most basic human righ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 MUST CONSTRUCT ADDITIONAL PYL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 ra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ing fabulo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crophi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ntau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ll Nye the Science Gu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ck peop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val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nchab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ch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profoundly handicapp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warming orpha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Hitl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ery poo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ther goddamn vampire 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ngled Slink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rue meaning of Christm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trog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zesty breakfast burri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at thing that electrocutes your ab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ssing a kidney sto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leached assho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hael Jack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bernetic enhancem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ys who don't ca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allpox blanke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turb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ist underton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ef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cealing a bo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ible underpa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ag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p that is too h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hammad (Praise Be Unto Him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prise Butt-Sex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ve-Dollar Footlon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inking alo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ck fing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ple stab woun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iling onesel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ld abu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 be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vilian casualt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ling o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ert Downey, J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 me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really cool h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m Jong-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tray pu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wish fraternit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oken minor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in' it in the but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eding Rosie O'Donn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ching a robot to lo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can of whoop-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windmill full of corp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 Chocu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aring underwear inside-out to avoid doing laund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death r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glass cei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cooler full of orga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American Dre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g stan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n you fart and a little bit comes o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ke-backs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ad bab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k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xophone sol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lia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e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ring a rifle into the air while balls deep in a squealing ho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ck Chen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pute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ugeni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 relationship sta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istopher Walk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es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rry Potter eroti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ting drunk on mouthwa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z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oz of sweet Mexican black-tar hero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phen Hawking talking dir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tee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ifling a giggle at the mention of Hutus and Tut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ee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rth V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ad handjo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ctly what you'd exp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cting a burp and vomiting on the flo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era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ryonic stem cel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steful side-boo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nda se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icepick lobotom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m Crui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th herp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rm wha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eless peop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rd b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c-Man uncontrollably guzzling c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mime having a stro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lk Ho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rubbing under the fol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lden show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o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cking things to claim them as your ow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bst Blue Ribb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placen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ontaneous human combus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ends with benef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ger pain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iccu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ying of dysente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 inner dem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uper Soaker full of cat p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on Bur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ds, words, wo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hron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an-Claude Van Dam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st the ti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 hacky-sack skil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veling 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erally eating sh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the penises ki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a cove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eval Times Dinner and Tourna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al ambigu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 mache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housand Slim Ji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minous background mus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powering your fath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stol-whipping a host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ic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ivering jow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enge fuck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pping into a man's chest and pulling out his still-beating hea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yan Gosling riding in on a white hor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ta Cla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rotum tick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xual humili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xy Siamese tw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ow mo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ce muff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stically validated stereotyp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dden Poop Explosion Dise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boners of the elder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econom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Fanta gir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Gula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arsh light of d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d-people sm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shambling corpse of Larry K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four arms of Vishn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ing a busy adult with many important things to 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ipping bal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dd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us's sexual appeti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Gypsy cur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moment of sil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ausage festiv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honest cop with nothing left to lo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m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esh-eating bacter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ying sex snak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giving a shit about the Third Wor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x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iffing gl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n sta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ping and pillag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2 virg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drive-by shoo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time travel parado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hentic Mexican cuis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ulta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ippling deb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ddy issu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onald Trump Seal of Approv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pping a chandelier on your enemies and riding the rope 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mer President George W. Bu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 frontal nud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mone injec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ying an eg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ting naked and watching Nickelode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tending to ca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blic ridicu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ring need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g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inevitable heat death of the univer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miracle of childbir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Rapt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pping it o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te privile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fely dut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amburgl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XE Body Spr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Blood of Chr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rifying laser hair removal accid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MAN!!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ricult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robust mongolo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ural sel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at hanger abor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ting all of the cookies before the AIDS bake-sa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helle Obama's ar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World of Warcra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oo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es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homoerotic volleyball mont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kja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mating displ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icular tor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-you-can-eat shrimp for $4.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ino's Oreo Dessert Pizz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nye W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t chee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ptor att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king off your shi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eg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coholis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middle-aged man on roller ska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are Bear Sta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ngeing and purg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sized lollipo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f-loath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ldren on leash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f-assed forepl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oly Bi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rman dungeon por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ing on fi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enage pregnan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dh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ving an awkward voicem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percu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stomer service representativ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rection that lasts longer than four hou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 genita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cking up girls at the abortion clin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i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reciprocating oral se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ightless bi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good sni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board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alanced break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storically black colleg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ually taking candy from a bab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Make-A-Wish Found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clandestine butt scra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Ami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hinese gymnastics te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ing to Gei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eing a little b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e video of Oprah sobbing into a Lean Cuis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cturnal emiss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Je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 hum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werful thig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king at old peop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. Clean, right behind yo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gentle caress of the inner t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xual ten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forbidden fru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le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cy Fe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ing ri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eet, sweet venge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ublica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gassy antelo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alie Port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pping a fe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mikaze pilo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n Conne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omosexual agen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ardworking Mexic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alcon with a cap on its 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ar bo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Kool-Aid 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ting so angry that you pop a bo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 samp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g hoopla about noth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ing the right th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hree-Fifths compromi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ct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ld pea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oC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utzpa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stin Bieb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ompa-Loomp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tically engineered super-soldi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ber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ho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symmetric boob jo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gorous jazz han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ge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enn Beck catching his scrotum on a curtain ho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Gu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lice brutal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hn Wilkes Boo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ad par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ject perman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posable thumb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cially-biased SAT ques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ibber-jabb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insaws for han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colas C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ld beauty pagea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los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peshift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enn Beck being harried by a swarm of buzza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r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of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 vag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less cha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murder most fo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ving 110 perc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r Royal Highness, Queen Elizabeth I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rail of Tea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ing marginaliz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bl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Rev. Dr. Martin Luther King, Jr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micro-pen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 so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hot m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kin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t peop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du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Oedipus comple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e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warm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Age mus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t Pocke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a pouty fa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hicular manslaugh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men's suff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defective cond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e Jud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rican childr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Virginia Tech Massac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ack Oba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ians who aren't good at ma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derly Japanese m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changing pleasantr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teronormativ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ng the Red 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nold Schwarzeneg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ad 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ctacular ab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ggy pudd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mopey zoo l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ag of magic bea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or life choic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 sex lif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chwit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napping turtle biting the tip of your pen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thermonuclear deton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litor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Big Ba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d min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ends who eat all the sn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ats eating ca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ance of the Sugar Plum Fai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rking off into a pool of children's tea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 me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 ti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Underground Railro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orly-timed Holocaust jok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ea of troub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mberjack fantas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gan Freeman's vo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men in yogurt commercia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ural male enhanc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ing a motherfucking sorc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ital piercin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ssable transvesti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xy pillow figh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nd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y Poo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ting and walking aw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ing a dick to childr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by-trapping the house to foil burgla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empur-Pedic Swedish Sleep Syste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y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rricane Katr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ga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folly of 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ssive-aggressive Post-it no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erodactyl eg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m-building exerci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rain tum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ds Against Human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r itsel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dy Ga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milk 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oul mou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g black d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eached wha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loody pacifi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crappy little h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ow standard of liv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nuanced critiq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nty rai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passionate Latino lo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rival do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web of l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woman scorn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ologiz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preciative snap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il Patrick Harr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ting your wiv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ing a dinosa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snian chicken farm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bile slave bo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n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ghing into a vag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cidal though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cing with a bro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lowering the princ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rito brea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ting an albi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ormous Scandinavian wom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bricating statisti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ding a skelet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dal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appropriate yode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rge Clooney's mus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ting abducted by Peter P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ting in her pants, polite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adiatorial comb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d gramm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pst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storical revisionis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atiable bloodlu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far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20:35:00.771893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2T20:35:39.744816183</dc:date>
    <meta:generator>LibreOffice/5.1.4.2$Linux_X86_64 LibreOffice_project/10m0$Build-2</meta:generator>
    <meta:editing-duration>PT51S</meta:editing-duration>
    <meta:editing-cycles>6</meta:editing-cycles>
    <meta:document-statistic meta:table-count="1" meta:cell-count="540" meta:object-count="0"/>
  </office:meta>
</office:document-meta>
</file>